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7cm" style:use-optimal-column-width="true"/>
    </style:style>
    <style:style style:name="co2" style:family="table-column">
      <style:table-column-properties fo:break-before="auto" style:column-width="0.767291666666667cm" style:use-optimal-column-width="true"/>
    </style:style>
    <style:style style:name="co3" style:family="table-column">
      <style:table-column-properties fo:break-before="auto" style:column-width="2.43416666666667cm" style:use-optimal-column-width="true"/>
    </style:style>
    <style:style style:name="co4" style:family="table-column">
      <style:table-column-properties fo:break-before="auto" style:column-width="3.095625cm" style:use-optimal-column-width="true"/>
    </style:style>
    <style:style style:name="co5" style:family="table-column">
      <style:table-column-properties fo:break-before="auto" style:column-width="3.81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able:cell-range-source table:name="Conexão1" table:last-column-spanned="5" table:last-row-spanned="55" xlink:href="C:\Users\edgar\Desktop\PartList."/>
            <text:p>Partli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edgarreis/Shield-Power-Ardu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orted from Shield-1.0-Arduino.brd at 28/04/2016 16:08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AGLE Version 7.5.0 Copyright (c) 1988-2015 CadSof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ssembly variant: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t</text:p>
          </table:table-cell>
          <table:table-cell table:style-name="ce1"/>
          <table:table-cell office:value-type="string" table:style-name="ce1">
            <text:p>Valu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Library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1</text:p>
          </table:table-cell>
          <table:table-cell table:style-name="ce1"/>
          <table:table-cell office:value-type="string" table:style-name="ce1">
            <text:p>1N4004</text:p>
          </table:table-cell>
          <table:table-cell office:value-type="string" table:style-name="ce1">
            <text:p>DO41-10</text:p>
          </table:table-cell>
          <table:table-cell office:value-type="string" table:style-name="ce1">
            <text:p>di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1N4004</text:p>
          </table:table-cell>
          <table:table-cell office:value-type="string" table:style-name="ce1">
            <text:p>DO41-10</text:p>
          </table:table-cell>
          <table:table-cell office:value-type="string" table:style-name="ce1">
            <text:p>di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1N4004</text:p>
          </table:table-cell>
          <table:table-cell office:value-type="string" table:style-name="ce1">
            <text:p>DO41-10</text:p>
          </table:table-cell>
          <table:table-cell office:value-type="string" table:style-name="ce1">
            <text:p>di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1N4004</text:p>
          </table:table-cell>
          <table:table-cell office:value-type="string" table:style-name="ce1">
            <text:p>DO41-10</text:p>
          </table:table-cell>
          <table:table-cell office:value-type="string" table:style-name="ce1">
            <text:p>di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1N4004</text:p>
          </table:table-cell>
          <table:table-cell office:value-type="string" table:style-name="ce1">
            <text:p>DO41-10</text:p>
          </table:table-cell>
          <table:table-cell office:value-type="string" table:style-name="ce1">
            <text:p>di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1N4004</text:p>
          </table:table-cell>
          <table:table-cell office:value-type="string" table:style-name="ce1">
            <text:p>DO41-10</text:p>
          </table:table-cell>
          <table:table-cell office:value-type="string" table:style-name="ce1">
            <text:p>di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1N4004</text:p>
          </table:table-cell>
          <table:table-cell office:value-type="string" table:style-name="ce1">
            <text:p>DO41-10</text:p>
          </table:table-cell>
          <table:table-cell office:value-type="string" table:style-name="ce1">
            <text:p>di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8</text:p>
          </table:table-cell>
          <table:table-cell table:style-name="ce1"/>
          <table:table-cell office:value-type="string" table:style-name="ce1">
            <text:p>1N4004</text:p>
          </table:table-cell>
          <table:table-cell office:value-type="string" table:style-name="ce1">
            <text:p>DO41-10</text:p>
          </table:table-cell>
          <table:table-cell office:value-type="string" table:style-name="ce1">
            <text:p>di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1</text:p>
          </table:table-cell>
          <table:table-cell table:style-name="ce1"/>
          <table:table-cell office:value-type="string" table:style-name="ce1">
            <text:p>5Vcc</text:p>
          </table:table-cell>
          <table:table-cell office:value-type="string" table:style-name="ce1">
            <text:p>CQ1</text:p>
          </table:table-cell>
          <table:table-cell office:value-type="string" table:style-name="ce1">
            <text:p>rel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2</text:p>
          </table:table-cell>
          <table:table-cell table:style-name="ce1"/>
          <table:table-cell office:value-type="string" table:style-name="ce1">
            <text:p>5Vcc</text:p>
          </table:table-cell>
          <table:table-cell office:value-type="string" table:style-name="ce1">
            <text:p>CQ1</text:p>
          </table:table-cell>
          <table:table-cell office:value-type="string" table:style-name="ce1">
            <text:p>rel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3</text:p>
          </table:table-cell>
          <table:table-cell table:style-name="ce1"/>
          <table:table-cell office:value-type="string" table:style-name="ce1">
            <text:p>5Vcc</text:p>
          </table:table-cell>
          <table:table-cell office:value-type="string" table:style-name="ce1">
            <text:p>CQ1</text:p>
          </table:table-cell>
          <table:table-cell office:value-type="string" table:style-name="ce1">
            <text:p>rel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4</text:p>
          </table:table-cell>
          <table:table-cell table:style-name="ce1"/>
          <table:table-cell office:value-type="string" table:style-name="ce1">
            <text:p>5Vcc</text:p>
          </table:table-cell>
          <table:table-cell office:value-type="string" table:style-name="ce1">
            <text:p>CQ1</text:p>
          </table:table-cell>
          <table:table-cell office:value-type="string" table:style-name="ce1">
            <text:p>rel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D1</text:p>
          </table:table-cell>
          <table:table-cell table:number-columns-repeated="2" table:style-name="ce1"/>
          <table:table-cell office:value-type="string" table:style-name="ce1">
            <text:p>LED3MM</text:p>
          </table:table-cell>
          <table:table-cell office:value-type="string" table:style-name="ce1">
            <text:p>l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D2</text:p>
          </table:table-cell>
          <table:table-cell table:number-columns-repeated="2" table:style-name="ce1"/>
          <table:table-cell office:value-type="string" table:style-name="ce1">
            <text:p>LED3MM</text:p>
          </table:table-cell>
          <table:table-cell office:value-type="string" table:style-name="ce1">
            <text:p>l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D3</text:p>
          </table:table-cell>
          <table:table-cell table:number-columns-repeated="2" table:style-name="ce1"/>
          <table:table-cell office:value-type="string" table:style-name="ce1">
            <text:p>LED3MM</text:p>
          </table:table-cell>
          <table:table-cell office:value-type="string" table:style-name="ce1">
            <text:p>l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D4</text:p>
          </table:table-cell>
          <table:table-cell table:number-columns-repeated="2" table:style-name="ce1"/>
          <table:table-cell office:value-type="string" table:style-name="ce1">
            <text:p>LED3MM</text:p>
          </table:table-cell>
          <table:table-cell office:value-type="string" table:style-name="ce1">
            <text:p>l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D5</text:p>
          </table:table-cell>
          <table:table-cell table:number-columns-repeated="2" table:style-name="ce1"/>
          <table:table-cell office:value-type="string" table:style-name="ce1">
            <text:p>LED3MM</text:p>
          </table:table-cell>
          <table:table-cell office:value-type="string" table:style-name="ce1">
            <text:p>l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K1</text:p>
          </table:table-cell>
          <table:table-cell table:style-name="ce1"/>
          <table:table-cell office:value-type="string" table:style-name="ce1">
            <text:p>MOC3023</text:p>
          </table:table-cell>
          <table:table-cell office:value-type="string" table:style-name="ce1">
            <text:p>DIL06B</text:p>
          </table:table-cell>
          <table:table-cell office:value-type="string" table:style-name="ce1">
            <text:p>optocoup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K2</text:p>
          </table:table-cell>
          <table:table-cell table:style-name="ce1"/>
          <table:table-cell office:value-type="string" table:style-name="ce1">
            <text:p>4N25M</text:p>
          </table:table-cell>
          <table:table-cell office:value-type="string" table:style-name="ce1">
            <text:p>DIL06</text:p>
          </table:table-cell>
          <table:table-cell office:value-type="string" table:style-name="ce1">
            <text:p>optocoup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1</text:p>
          </table:table-cell>
          <table:table-cell table:style-name="ce1"/>
          <table:table-cell office:value-type="string" table:style-name="ce1">
            <text:p>BC338</text:p>
          </table:table-cell>
          <table:table-cell office:value-type="string" table:style-name="ce1">
            <text:p>TO92-EBC</text:p>
          </table:table-cell>
          <table:table-cell office:value-type="string" table:style-name="ce1">
            <text:p>transistor-np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2</text:p>
          </table:table-cell>
          <table:table-cell table:style-name="ce1"/>
          <table:table-cell office:value-type="string" table:style-name="ce1">
            <text:p>BC338</text:p>
          </table:table-cell>
          <table:table-cell office:value-type="string" table:style-name="ce1">
            <text:p>TO92-EBC</text:p>
          </table:table-cell>
          <table:table-cell office:value-type="string" table:style-name="ce1">
            <text:p>transistor-np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3</text:p>
          </table:table-cell>
          <table:table-cell table:style-name="ce1"/>
          <table:table-cell office:value-type="string" table:style-name="ce1">
            <text:p>BC338</text:p>
          </table:table-cell>
          <table:table-cell office:value-type="string" table:style-name="ce1">
            <text:p>TO92-EBC</text:p>
          </table:table-cell>
          <table:table-cell office:value-type="string" table:style-name="ce1">
            <text:p>transistor-np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4</text:p>
          </table:table-cell>
          <table:table-cell table:style-name="ce1"/>
          <table:table-cell office:value-type="string" table:style-name="ce1">
            <text:p>BC338</text:p>
          </table:table-cell>
          <table:table-cell office:value-type="string" table:style-name="ce1">
            <text:p>TO92-EBC</text:p>
          </table:table-cell>
          <table:table-cell office:value-type="string" table:style-name="ce1">
            <text:p>transistor-np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</text:p>
          </table:table-cell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</text:p>
          </table:table-cell>
          <table:table-cell table:style-name="ce1"/>
          <table:table-cell office:value-type="string" table:style-name="ce1">
            <text:p>470R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</text:p>
          </table:table-cell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</text:p>
          </table:table-cell>
          <table:table-cell table:style-name="ce1"/>
          <table:table-cell office:value-type="string" table:style-name="ce1">
            <text:p>470R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</text:p>
          </table:table-cell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6</text:p>
          </table:table-cell>
          <table:table-cell table:style-name="ce1"/>
          <table:table-cell office:value-type="string" table:style-name="ce1">
            <text:p>470R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7</text:p>
          </table:table-cell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1">
            <text:p>470R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9</text:p>
          </table:table-cell>
          <table:table-cell table:style-name="ce1"/>
          <table:table-cell office:value-type="string" table:style-name="ce1">
            <text:p>470R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0</text:p>
          </table:table-cell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1</text:p>
          </table:table-cell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2</text:p>
          </table:table-cell>
          <table:table-cell table:style-name="ce1"/>
          <table:table-cell office:value-type="string" table:style-name="ce1">
            <text:p>10K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3</text:p>
          </table:table-cell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0207/10</text:p>
          </table:table-cell>
          <table:table-cell office:value-type="string" table:style-name="ce1">
            <text:p>r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1</text:p>
          </table:table-cell>
          <table:table-cell table:number-columns-repeated="2" table:style-name="ce1"/>
          <table:table-cell office:value-type="string" table:style-name="ce1">
            <text:p>320-916</text:p>
          </table:table-cell>
          <table:table-cell office:value-type="string" table:style-name="ce1">
            <text:p>swit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1</text:p>
          </table:table-cell>
          <table:table-cell table:style-name="ce1"/>
          <table:table-cell office:value-type="string" table:style-name="ce1">
            <text:p>BTA16</text:p>
          </table:table-cell>
          <table:table-cell office:value-type="string" table:style-name="ce1">
            <text:p>TO220BV</text:p>
          </table:table-cell>
          <table:table-cell office:value-type="string" table:style-name="ce1">
            <text:p>tria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$1</text:p>
          </table:table-cell>
          <table:table-cell table:style-name="ce1"/>
          <table:table-cell office:value-type="string" table:style-name="ce1">
            <text:p>ARDUINO-NO</text:p>
          </table:table-cell>
          <table:table-cell office:value-type="string" table:style-name="ce1">
            <text:p>HOLE ARDUINO-N</text:p>
          </table:table-cell>
          <table:table-cell office:value-type="string" table:style-name="ce1">
            <text:p>OHOLE G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1</text:p>
          </table:table-cell>
          <table:table-cell table:number-columns-repeated="2" table:style-name="ce1"/>
          <table:table-cell office:value-type="string" table:style-name="ce1">
            <text:p>3POL254</text:p>
          </table:table-cell>
          <table:table-cell office:value-type="string" table:style-name="ce1">
            <text:p>con-phoenix-2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2</text:p>
          </table:table-cell>
          <table:table-cell table:number-columns-repeated="2" table:style-name="ce1"/>
          <table:table-cell office:value-type="string" table:style-name="ce1">
            <text:p>3POL254</text:p>
          </table:table-cell>
          <table:table-cell office:value-type="string" table:style-name="ce1">
            <text:p>con-phoenix-2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3</text:p>
          </table:table-cell>
          <table:table-cell table:number-columns-repeated="2" table:style-name="ce1"/>
          <table:table-cell office:value-type="string" table:style-name="ce1">
            <text:p>3POL254</text:p>
          </table:table-cell>
          <table:table-cell office:value-type="string" table:style-name="ce1">
            <text:p>con-phoenix-2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4</text:p>
          </table:table-cell>
          <table:table-cell table:number-columns-repeated="2" table:style-name="ce1"/>
          <table:table-cell office:value-type="string" table:style-name="ce1">
            <text:p>3POL254</text:p>
          </table:table-cell>
          <table:table-cell office:value-type="string" table:style-name="ce1">
            <text:p>con-phoenix-2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5</text:p>
          </table:table-cell>
          <table:table-cell table:number-columns-repeated="2" table:style-name="ce1"/>
          <table:table-cell office:value-type="string" table:style-name="ce1">
            <text:p>2POL254</text:p>
          </table:table-cell>
          <table:table-cell office:value-type="string" table:style-name="ce1">
            <text:p>con-phoenix-2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6</text:p>
          </table:table-cell>
          <table:table-cell table:number-columns-repeated="2" table:style-name="ce1"/>
          <table:table-cell office:value-type="string" table:style-name="ce1">
            <text:p>2POL254</text:p>
          </table:table-cell>
          <table:table-cell office:value-type="string" table:style-name="ce1">
            <text:p>con-phoenix-254</text:p>
          </table:table-cell>
          <table:table-cell table:number-columns-repeated="16379"/>
        </table:table-row>
        <table:table-row table:number-rows-repeated="1048521" table:style-name="ro1">
          <table:table-cell table:number-columns-repeated="16384"/>
        </table:table-row>
      </table:table>
      <table:table table:name="PartList" table:style-name="ta1">
        <table:table-column table:style-name="co6" table:number-columns-repeated="16384" table:default-cell-style-name="ce1"/>
        <table:table-row table:style-name="ro1">
          <table:table-cell office:value-type="string" table:style-name="ce1">
            <text:p>Partli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ported from Shield-1.0-Arduino.brd at 28/04/2016 16:0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AGLE Version 7.5.0 Copyright (c) 1988-2015 CadSof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ssembly variant:<text:s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t <text:s text:c="4"/>Value <text:s text:c="9"/>Package <text:s text:c="7"/>Library <text:s text:c="8"/>Position (inch) <text:s text:c="6"/>Orient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1 <text:s text:c="6"/>1N4004 <text:s text:c="8"/>DO41-10 <text:s text:c="7"/>diode <text:s text:c="10"/>(1.85 0.525) <text:s text:c="9"/>R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2 <text:s text:c="6"/>1N4004 <text:s text:c="8"/>DO41-10 <text:s text:c="7"/>diode <text:s text:c="10"/>(1.85 1.1) <text:s text:c="11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3 <text:s text:c="6"/>1N4004 <text:s text:c="8"/>DO41-10 <text:s text:c="7"/>diode <text:s text:c="10"/>(3.15 0.85) <text:s text:c="10"/>R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4 <text:s text:c="6"/>1N4004 <text:s text:c="8"/>DO41-10 <text:s text:c="7"/>diode <text:s text:c="10"/>(3.15 1.425) <text:s text:c="9"/>R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5 <text:s text:c="6"/>1N4004 <text:s text:c="8"/>DO41-10 <text:s text:c="7"/>diode <text:s text:c="10"/>(1.5 1.475) <text:s text:c="10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6 <text:s text:c="6"/>1N4004 <text:s text:c="8"/>DO41-10 <text:s text:c="7"/>diode <text:s text:c="10"/>(1.5 1.6) <text:s text:c="12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7 <text:s text:c="6"/>1N4004 <text:s text:c="8"/>DO41-10 <text:s text:c="7"/>diode <text:s text:c="10"/>(1.5 1.725) <text:s text:c="10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8 <text:s text:c="6"/>1N4004 <text:s text:c="8"/>DO41-10 <text:s text:c="7"/>diode <text:s text:c="10"/>(1.5 1.85) <text:s text:c="11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1 <text:s text:c="6"/>5Vcc <text:s text:c="10"/>CQ1 <text:s text:c="11"/>relay <text:s text:c="10"/>(2.225 0.85) <text:s text:c="9"/>R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2 <text:s text:c="6"/>5Vcc <text:s text:c="10"/>CQ1 <text:s text:c="11"/>relay <text:s text:c="10"/>(2.225 1.575) <text:s text:c="8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3 <text:s text:c="6"/>5Vcc <text:s text:c="10"/>CQ1 <text:s text:c="11"/>relay <text:s text:c="10"/>(2.775 0.85) <text:s text:c="9"/>R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4 <text:s text:c="6"/>5Vcc <text:s text:c="10"/>CQ1 <text:s text:c="11"/>relay <text:s text:c="10"/>(2.775 1.575) <text:s text:c="8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1 <text:s text:c="19"/>LED3MM <text:s text:c="8"/>led <text:s text:c="12"/>(1.15 0.65) <text:s text:c="10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2 <text:s text:c="19"/>LED3MM <text:s text:c="8"/>led <text:s text:c="12"/>(1.375 1.25) <text:s text:c="9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3 <text:s text:c="19"/>LED3MM <text:s text:c="8"/>led <text:s text:c="12"/>(3.4 0.7) <text:s text:c="12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4 <text:s text:c="19"/>LED3MM <text:s text:c="8"/>led <text:s text:c="12"/>(3.4 1.55) <text:s text:c="11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5 <text:s text:c="19"/>LED3MM <text:s text:c="8"/>led <text:s text:c="12"/>(1 1.2) <text:s text:c="14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K1 <text:s text:c="5"/>MOC3023 <text:s text:c="7"/>DIL06B <text:s text:c="8"/>optocoupler <text:s text:c="4"/>(0.9 0.5) <text:s text:c="12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K2 <text:s text:c="5"/>4N25M <text:s text:c="9"/>DIL06 <text:s text:c="9"/>optocoupler <text:s text:c="4"/>(0.525 0.5) <text:s text:c="10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1 <text:s text:c="6"/>BC338 <text:s text:c="9"/>TO92-EBC <text:s text:c="6"/>transistor-npn <text:s/>(1.55 0.95) <text:s text:c="10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2 <text:s text:c="6"/>BC338 <text:s text:c="9"/>TO92-EBC <text:s text:c="6"/>transistor-npn <text:s/>(1.55 1.25) <text:s text:c="10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3 <text:s text:c="6"/>BC338 <text:s text:c="9"/>TO92-EBC <text:s text:c="6"/>transistor-npn <text:s/>(3.45 1) <text:s text:c="13"/>R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4 <text:s text:c="6"/>BC338 <text:s text:c="9"/>TO92-EBC <text:s text:c="6"/>transistor-npn <text:s/>(3.45 1.275) <text:s text:c="9"/>R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1 <text:s text:c="6"/>1K <text:s text:c="12"/>0207/10 <text:s text:c="7"/>rcl <text:s text:c="12"/>(1.3 0.325) <text:s text:c="10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2 <text:s text:c="6"/>470R <text:s text:c="10"/>0207/10 <text:s text:c="7"/>rcl <text:s text:c="12"/>(1.3 0.45) <text:s text:c="11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3 <text:s text:c="6"/>1K <text:s text:c="12"/>0207/10 <text:s text:c="7"/>rcl <text:s text:c="12"/>(1.675 0.525) <text:s text:c="8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4 <text:s text:c="6"/>470R <text:s text:c="10"/>0207/10 <text:s text:c="7"/>rcl <text:s text:c="12"/>(1.85 1.675) <text:s text:c="9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5 <text:s text:c="6"/>1K <text:s text:c="12"/>0207/10 <text:s text:c="7"/>rcl <text:s text:c="12"/>(3.35 0.375) <text:s text:c="9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6 <text:s text:c="6"/>470R <text:s text:c="10"/>0207/10 <text:s text:c="7"/>rcl <text:s text:c="12"/>(3.35 0.525) <text:s text:c="9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7 <text:s text:c="6"/>1K <text:s text:c="12"/>0207/10 <text:s text:c="7"/>rcl <text:s text:c="12"/>(3.325 1.875) <text:s text:c="8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8 <text:s text:c="6"/>470R <text:s text:c="10"/>0207/10 <text:s text:c="7"/>rcl <text:s text:c="12"/>(3.325 1.75) <text:s text:c="9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9 <text:s text:c="6"/>470R <text:s text:c="10"/>0207/10 <text:s text:c="7"/>rcl <text:s text:c="12"/>(0.925 1) <text:s text:c="12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10 <text:s text:c="5"/>1K <text:s text:c="12"/>0207/10 <text:s text:c="7"/>rcl <text:s text:c="12"/>(1.375 0.925) <text:s text:c="8"/>R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11 <text:s text:c="5"/>1K <text:s text:c="12"/>0207/10 <text:s text:c="7"/>rcl <text:s text:c="12"/>(1 1.45) <text:s text:c="13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12 <text:s text:c="5"/>10K <text:s text:c="11"/>0207/10 <text:s text:c="7"/>rcl <text:s text:c="12"/>(0.9 0.825) <text:s text:c="10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13 <text:s text:c="5"/>1K <text:s text:c="12"/>0207/10 <text:s text:c="7"/>rcl <text:s text:c="12"/>(3.35 0.2) <text:s text:c="11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1 <text:s text:c="21"/>320-916 <text:s text:c="7"/>switch <text:s text:c="9"/>(0.9 1.75) <text:s text:c="11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1 <text:s text:c="6"/>BTA16 <text:s text:c="9"/>TO220BV <text:s text:c="7"/>triac <text:s text:c="10"/>(0.35 1.2) <text:s text:c="11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$1 <text:s text:c="5"/>ARDUINO-NOHOLE ARDUINO-NOHOLE GH <text:s text:c="13"/>(3.25 2.175) <text:s text:c="9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1 <text:s text:c="21"/>3POL254 <text:s text:c="7"/>con-phoenix-254 (2.6 2.075) <text:s text:c="10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2 <text:s text:c="21"/>3POL254 <text:s text:c="7"/>con-phoenix-254 (2.575 0.175) <text:s text:c="8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3 <text:s text:c="21"/>3POL254 <text:s text:c="7"/>con-phoenix-254 (2.875 0.175) <text:s text:c="8"/>R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4 <text:s text:c="21"/>3POL254 <text:s text:c="7"/>con-phoenix-254 (2.9 2.075) <text:s text:c="10"/>R1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5 <text:s text:c="21"/>2POL254 <text:s text:c="7"/>con-phoenix-254 (0.4 1.85) <text:s text:c="11"/>R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6 <text:s text:c="21"/>2POL254 <text:s text:c="7"/>con-phoenix-254 (0.4 1.65) <text:s text:c="11"/>R90</text:p>
          </table:table-cell>
          <table:table-cell table:number-columns-repeated="16383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_202_nfase1" style:display-name="20% - Ênfase1" style:family="table-cell" style:data-style-name="N0">
      <style:table-cell-properties fo:background-color="#DCE6F1"/>
    </style:style>
    <style:style style:name="_50_0_37__32_-_32__202_nfase2" style:display-name="20% - Ênfase2" style:family="table-cell" style:data-style-name="N0">
      <style:table-cell-properties fo:background-color="#F2DCDB"/>
    </style:style>
    <style:style style:name="_50_0_37__32_-_32__202_nfase3" style:display-name="20% - Ênfase3" style:family="table-cell" style:data-style-name="N0">
      <style:table-cell-properties fo:background-color="#EBF1DE"/>
    </style:style>
    <style:style style:name="_50_0_37__32_-_32__202_nfase4" style:display-name="20% - Ênfase4" style:family="table-cell" style:data-style-name="N0">
      <style:table-cell-properties fo:background-color="#E4DFEC"/>
    </style:style>
    <style:style style:name="_50_0_37__32_-_32__202_nfase5" style:display-name="20% - Ênfase5" style:family="table-cell" style:data-style-name="N0">
      <style:table-cell-properties fo:background-color="#DA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8B7"/>
    </style:style>
    <style:style style:name="_52_0_37__32_-_32__202_nfase3" style:display-name="40% - Ênfase3" style:family="table-cell" style:data-style-name="N0">
      <style:table-cell-properties fo:background-color="#D8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7DE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Echo</meta:initial-creator>
    <dc:creator>edgar_dreis@hotmail.com</dc:creator>
    <meta:creation-date>2016-04-28T19:15:54Z</meta:creation-date>
    <dc:date>2016-04-28T19:26:32Z</dc:date>
  </office:meta>
</office:document-meta>
</file>